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2" style:family="paragraph" style:parent-style-name="Standard">
      <style:text-properties officeooo:paragraph-rsid="000db36f"/>
    </style:style>
    <style:style style:name="P3" style:family="paragraph" style:parent-style-name="Standard">
      <style:paragraph-properties style:line-height-at-least="0.582cm"/>
      <style:text-properties style:use-window-font-color="true" style:font-name="Liberation Serif" fo:font-size="12pt" fo:font-style="italic" fo:font-weight="normal" fo:background-color="transparent" style:font-style-asian="italic" style:font-style-complex="italic"/>
    </style:style>
    <style:style style:name="P4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5" style:family="paragraph" style:parent-style-name="Standard">
      <style:paragraph-properties style:line-height-at-least="0.582cm"/>
      <style:text-properties style:use-window-font-color="true" style:font-name="Liberation Serif" fo:background-color="transparent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officeooo:paragraph-rsid="0016d730"/>
    </style:style>
    <style:style style:name="P9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52b8d" fo:background-color="transparent" style:font-style-asian="normal" style:font-style-complex="normal"/>
    </style:style>
    <style:style style:name="P10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11" style:family="paragraph" style:parent-style-name="Standard">
      <style:paragraph-properties style:line-height-at-least="0.582cm"/>
      <style:text-properties style:use-window-font-color="true" style:font-name="Liberation Serif" fo:font-size="12pt" fo:font-weight="bold" fo:background-color="transparent" style:font-weight-asian="bold" style:font-weight-complex="bold"/>
    </style:style>
    <style:style style:name="P12" style:family="paragraph" style:parent-style-name="Standard">
      <style:paragraph-properties style:line-height-at-least="0.582cm"/>
      <style:text-properties style:use-window-font-color="true" style:font-name="Liberation Serif" fo:font-size="12pt" fo:font-weight="bold" officeooo:paragraph-rsid="001e1371" fo:background-color="transparent" style:font-weight-asian="bold" style:font-weight-complex="bold"/>
    </style:style>
    <style:style style:name="P13" style:family="paragraph" style:parent-style-name="Standard">
      <style:paragraph-properties style:line-height-at-least="0.582cm"/>
      <style:text-properties style:use-window-font-color="true" style:font-name="Liberation Serif" fo:font-size="12pt" fo:font-weight="bold" fo:background-color="transparent"/>
    </style:style>
    <style:style style:name="P14" style:family="paragraph" style:parent-style-name="Standard">
      <style:paragraph-properties style:line-height-at-least="0.582cm"/>
      <style:text-properties style:use-window-font-color="true" style:font-name="Liberation Serif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18ba50" style:font-style-asian="normal" style:font-style-complex="normal"/>
    </style:style>
    <style:style style:name="T5" style:family="text">
      <style:text-properties fo:font-style="normal" officeooo:rsid="001a9dbf" style:font-style-asian="normal" style:font-style-complex="normal"/>
    </style:style>
    <style:style style:name="T6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18ba5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use-window-font-color="true" style:font-name="Liberation Serif" fo:font-size="12pt" fo:font-weight="normal" fo:background-color="transparent" loext:char-shading-value="0"/>
    </style:style>
    <style:style style:name="T9" style:family="text">
      <style:text-properties style:font-weight-asian="bold" style:font-weight-complex="bold"/>
    </style:style>
    <style:style style:name="T10" style:family="text">
      <style:text-properties officeooo:rsid="001e13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Softex – Atividade 0</text:span><text:span text:style-name="T7">1</text:span></text:p>
      <text:p text:style-name="P7"/>
      <text:p text:style-name="P3">Desenvolva um programa que utiliza o nome de um aluno, duas notas e a quantidade de faltas que ele teve. Conclua se o aluno está aprovado ou reprovado de acordo com as especificações:</text:p>
      <text:p text:style-name="P6"/>
      <text:p text:style-name="P6">- Se a média do aluno for menor que sete, o sistema deve informar o nome do aluno e que ele está reprovado;</text:p>
      <text:p text:style-name="P6">- Se o aluno possuir mais de três faltas, o sistema deve informar o nome do aluno e que ele está reprovado;</text:p>
      <text:p text:style-name="P6">- Se a média do aluno for maior ou igual a sete, o sistema deve informar o nome do aluno e que ele está aprovado.</text:p>
      <text:p text:style-name="P6"/>
      <text:p text:style-name="P6">No sistema, todos os valores devem estar armazenados em variáveis.</text:p>
      <text:p text:style-name="P1"/>
      <text:p text:style-name="P8"><text:span text:style-name="T1">Projeto</text:span><text:span text:style-name="T2"> disponível em:</text:span><text:span text:style-name="T3"> </text:span><text:a xlink:type="simple" xlink:href="https://github.com/WandeilsonFerreira/Softex/tree/main/Lógica%20de%20Programação%20e%20Orientação%20de%20Objetos/Módulo%2002%20-%20Introdução%20a%20programação/Atividade%2001" text:style-name="Internet_20_link" text:visited-style-name="Visited_20_Internet_20_Link"><text:span text:style-name="T4">G</text:span></text:a><text:a xlink:type="simple" xlink:href="https://github.com/WandeilsonFerreira/Softex/tree/main/Lógica%20de%20Programação%20e%20Orientação%20de%20Objetos/Módulo%2002%20-%20Introdução%20a%20programação/Atividade%2001" text:style-name="Internet_20_link" text:visited-style-name="Visited_20_Internet_20_Link"><text:span text:style-name="T5">ithub</text:span></text:a><text:span text:style-name="T5"> </text:span></text:p>
      <text:p text:style-name="P13"><text:span text:style-name="T9"/></text:p>
      <text:p text:style-name="P13"><text:span text:style-name="T9">&lt;python&gt;</text:span></text:p>
      <text:p text:style-name="P10">import os</text:p>
      <text:p text:style-name="P10">nomeAluno = input('Digite o nome do aluno: ')</text:p>
      <text:p text:style-name="P10">notaUm = float(input('Digite a primeira nota: '))</text:p>
      <text:p text:style-name="P10">notaDois = float(input('Digite a segunda nota: '))</text:p>
      <text:p text:style-name="P10">quantidadeFaltas = int(input('Digite o numero de faltas: '))</text:p>
      <text:p text:style-name="P10">calcMedia = (notaUm + notaDois) / 2</text:p>
      <text:p text:style-name="P10">media = 'Reprovado' if (calcMedia &lt; 7) else 'Aprovado'</text:p>
      <text:p text:style-name="P10">#media = (calcMedia &lt; 7) if "Reprovado" else "Aprovado"</text:p>
      <text:p text:style-name="P10">faltas = 'Reprovado' if quantidadeFaltas &gt; 3 else 'Aprovado'</text:p>
      <text:p text:style-name="P10">#faltas = quantidadeFaltas &gt; 3 if 'Reprovado' else 'Aprovado'</text:p>
      <text:p text:style-name="P10">#status = ((media == 'Aprovado') &amp; (faltas == 'Aprovado')) if 'Aprovado' else 'Reprovado'</text:p>
      <text:p text:style-name="P10">status = 'Aprovado' if ((media == 'Aprovado') &amp; (faltas == 'Aprovado')) else 'Reprovado'</text:p>
      <text:p text:style-name="P10">os.system('clear')</text:p>
      <text:p text:style-name="P10">print("O aluno " + nomeAluno + " está " + status )</text:p>
      <text:p text:style-name="P11">&lt;/python&gt;</text:p>
      <text:p text:style-name="P10"/>
      <text:p text:style-name="P11">&lt;<text:span text:style-name="T10">javaS</text:span>cript&gt;</text:p>
      <text:p text:style-name="P10">let input = require('prompt-sync')()</text:p>
      <text:p text:style-name="P14"/>
      <text:p text:style-name="P10">console.log('Digite o nome do aluno: ');</text:p>
      <text:p text:style-name="P10">var nomeAluno = input();</text:p>
      <text:p text:style-name="P14"/>
      <text:p text:style-name="P10">console.log('Digite a primeira nota: ');</text:p>
      <text:p text:style-name="P10">var notaUm = input();</text:p>
      <text:p text:style-name="P14"/>
      <text:p text:style-name="P10">console.log('Digite a segunda nota: ');</text:p>
      <text:p text:style-name="P10">var notaDois = input();</text:p>
      <text:p text:style-name="P14"/>
      <text:p text:style-name="P10"><text:soft-page-break/>console.log('Digite o numero de faltas: ');</text:p>
      <text:p text:style-name="P10">var quantidadeFaltas = input();</text:p>
      <text:p text:style-name="P14"/>
      <text:p text:style-name="P10">var calcMedia = (notaUm + notaDois) / 2;</text:p>
      <text:p text:style-name="P10">var media = calcMedia &lt; 7 ? 'Reprovado' : 'Aprovado';</text:p>
      <text:p text:style-name="P10">var faltas = quantidadeFaltas &gt; 3 ? 'Reprovado' : 'Aprovado';</text:p>
      <text:p text:style-name="P10">var status =</text:p>
      <text:p text:style-name="P10">(media == 'Aprovado') &amp; (faltas == 'Aprovado') ? 'Aprovado' : 'Reprovado';</text:p>
      <text:p text:style-name="P14"/>
      <text:p text:style-name="P10">console.clear();</text:p>
      <text:p text:style-name="P10">console.log('O aluno ' + nomeAluno + ' está ' + status);</text:p>
      <text:p text:style-name="P14"/>
      <text:p text:style-name="P12">&lt;/<text:span text:style-name="T10">javaS</text:span>cript &gt;</text:p>
      <text:p text:style-name="P10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29T23:23:41.760084856</dc:date>
    <meta:editing-duration>PT1H1M2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335" meta:character-count="2002" meta:non-whitespace-character-count="1706"/>
  </office:meta>
</office:document-meta>
</file>